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0000000114445300FA2B78980.gif" manifest:media-type="image/gif"/>
  <manifest:file-entry manifest:full-path="Pictures/100002000000001000000011B60924C141982A91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7113"/>
    </style:style>
    <style:style style:name="P2" style:family="paragraph" style:parent-style-name="Standard">
      <style:text-properties officeooo:paragraph-rsid="000b4ab5"/>
    </style:style>
    <style:style style:name="P3" style:family="paragraph" style:parent-style-name="Standard">
      <style:text-properties officeooo:paragraph-rsid="000c15c4"/>
    </style:style>
    <style:style style:name="P4" style:family="paragraph" style:parent-style-name="Standard">
      <style:text-properties officeooo:paragraph-rsid="000cfe1b"/>
    </style:style>
    <style:style style:name="P5" style:family="paragraph" style:parent-style-name="Standard">
      <style:text-properties officeooo:paragraph-rsid="000e9312"/>
    </style:style>
    <style:style style:name="P6" style:family="paragraph" style:parent-style-name="Standard">
      <style:text-properties officeooo:paragraph-rsid="0011831d"/>
    </style:style>
    <style:style style:name="P7" style:family="paragraph" style:parent-style-name="Standard">
      <style:text-properties officeooo:paragraph-rsid="00137c56"/>
    </style:style>
    <style:style style:name="P8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9" style:family="paragraph" style:parent-style-name="Standard">
      <style:paragraph-properties fo:margin-top="0cm" fo:margin-bottom="0.499cm" loext:contextual-spacing="false"/>
      <style:text-properties fo:font-weight="bold" officeooo:paragraph-rsid="000a7113"/>
    </style:style>
    <style:style style:name="P10" style:family="paragraph" style:parent-style-name="Standard">
      <style:paragraph-properties fo:margin-top="0cm" fo:margin-bottom="0.499cm" loext:contextual-spacing="false"/>
      <style:text-properties fo:font-weight="bold" officeooo:paragraph-rsid="000b4ab5"/>
    </style:style>
    <style:style style:name="P11" style:family="paragraph" style:parent-style-name="Standard">
      <style:paragraph-properties fo:margin-top="0cm" fo:margin-bottom="0.499cm" loext:contextual-spacing="false"/>
      <style:text-properties fo:font-weight="bold" officeooo:paragraph-rsid="000cfe1b"/>
    </style:style>
    <style:style style:name="P12" style:family="paragraph" style:parent-style-name="Standard">
      <style:paragraph-properties fo:margin-top="0cm" fo:margin-bottom="0.499cm" loext:contextual-spacing="false"/>
      <style:text-properties fo:font-weight="bold" officeooo:paragraph-rsid="000e9312"/>
    </style:style>
    <style:style style:name="P13" style:family="paragraph" style:parent-style-name="Standard">
      <style:paragraph-properties fo:margin-top="0cm" fo:margin-bottom="0.499cm" loext:contextual-spacing="false"/>
      <style:text-properties fo:font-weight="bold" officeooo:paragraph-rsid="0011831d"/>
    </style:style>
    <style:style style:name="P14" style:family="paragraph" style:parent-style-name="Standard">
      <style:paragraph-properties fo:margin-top="0cm" fo:margin-bottom="0.499cm" loext:contextual-spacing="false"/>
      <style:text-properties fo:font-weight="bold" officeooo:paragraph-rsid="00137c56"/>
    </style:style>
    <style:style style:name="P15" style:family="paragraph" style:parent-style-name="Standard">
      <style:paragraph-properties fo:margin-top="0cm" fo:margin-bottom="0.499cm" loext:contextual-spacing="false"/>
      <style:text-properties officeooo:paragraph-rsid="0011831d"/>
    </style:style>
    <style:style style:name="P16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4pt" style:text-underline-style="solid" style:text-underline-width="auto" style:text-underline-color="font-color" fo:font-weight="bold" officeooo:rsid="00137c56" officeooo:paragraph-rsid="00137c56" style:font-size-asian="14pt" style:font-size-complex="14pt"/>
    </style:style>
    <style:style style:name="T1" style:family="text">
      <style:text-properties officeooo:rsid="000a68f2"/>
    </style:style>
    <style:style style:name="T2" style:family="text">
      <style:text-properties officeooo:rsid="000a7113"/>
    </style:style>
    <style:style style:name="T3" style:family="text">
      <style:text-properties officeooo:rsid="000b4ab5"/>
    </style:style>
    <style:style style:name="T4" style:family="text">
      <style:text-properties fo:font-weight="bold"/>
    </style:style>
    <style:style style:name="T5" style:family="text">
      <style:text-properties fo:font-weight="bold" officeooo:rsid="0011831d"/>
    </style:style>
    <style:style style:name="T6" style:family="text">
      <style:text-properties officeooo:rsid="000e9312"/>
    </style:style>
    <style:style style:name="T7" style:family="text">
      <style:text-properties officeooo:rsid="000f4cb0"/>
    </style:style>
    <style:style style:name="T8" style:family="text">
      <style:text-properties officeooo:rsid="00110062"/>
    </style:style>
    <style:style style:name="T9" style:family="text">
      <style:text-properties officeooo:rsid="0011831d"/>
    </style:style>
    <style:style style:name="T10" style:family="text">
      <style:text-properties officeooo:rsid="00137c5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QUIZZ</text:p>
      <text:p text:style-name="P9"/>
      <text:p text:style-name="P9"><text:span text:style-name="T9">1) Où jettes tu ton papier </text:span>?</text:p>
      <text:p text:style-name="P1"><draw:frame draw:style-name="fr1" draw:name="Image14" text:anchor-type="as-char" svg:width="0.423cm" svg:height="0.45cm" draw:z-index="10"><draw:image xlink:href="Pictures/100002000000001000000011B60924C141982A91.gif" xlink:type="simple" xlink:show="embed" xlink:actuate="onLoad" loext:mime-type="image/gif"/></draw:frame><text:bookmark text:name="a_304885_10262251"/><text:span text:style-name="T2">Trottoir</text:span></text:p>
      <text:p text:style-name="P1"><draw:frame draw:style-name="fr1" draw:name="Image15" text:anchor-type="as-char" svg:width="0.423cm" svg:height="0.45cm" draw:z-index="11"><draw:image xlink:href="Pictures/100002000000001000000011B60924C141982A91.gif" xlink:type="simple" xlink:show="embed" xlink:actuate="onLoad" loext:mime-type="image/gif"/></draw:frame><text:bookmark text:name="a_304885_10262261"/><text:span text:style-name="T2">Poubelle bleu</text:span></text:p>
      <text:p text:style-name="P9"><draw:frame draw:style-name="fr1" draw:name="Image13" text:anchor-type="as-char" svg:width="0.423cm" svg:height="0.45cm" draw:z-index="9"><draw:image xlink:href="Pictures/100002000000001000000011B60924C141982A91.gif" xlink:type="simple" xlink:show="embed" xlink:actuate="onLoad" loext:mime-type="image/gif"/></draw:frame><text:bookmark text:name="a_304885_10262271"/><text:span text:style-name="T2">Marre à canard</text:span></text:p>
      <text:p text:style-name="P9"/>
      <text:p text:style-name="P15"><text:span text:style-name="T5">2) </text:span><text:span text:style-name="T4">Quel objet disparaît le plus vite dans la nature ?</text:span></text:p>
      <text:p text:style-name="Standard"><draw:frame draw:style-name="fr1" draw:name="Image1" text:anchor-type="as-char" svg:width="0.423cm" svg:height="0.45cm" draw:z-index="0"><draw:image xlink:href="Pictures/100002000000001000000011B60924C141982A91.gif" xlink:type="simple" xlink:show="embed" xlink:actuate="onLoad" loext:mime-type="image/gif"/></draw:frame><text:bookmark text:name="a_304888_1026234"/>Une pomme</text:p>
      <text:p text:style-name="Standard"><draw:frame draw:style-name="fr1" draw:name="Image2" text:anchor-type="as-char" svg:width="0.423cm" svg:height="0.45cm" draw:z-index="1"><draw:image xlink:href="Pictures/100002000000001000000011B60924C141982A91.gif" xlink:type="simple" xlink:show="embed" xlink:actuate="onLoad" loext:mime-type="image/gif"/></draw:frame><text:bookmark text:name="a_304888_1026235"/>Un sac en plastique</text:p>
      <text:p text:style-name="Standard"><draw:frame draw:style-name="fr1" draw:name="Image3" text:anchor-type="as-char" svg:width="0.423cm" svg:height="0.45cm" draw:z-index="2"><draw:image xlink:href="Pictures/100002000000001000000011B60924C141982A91.gif" xlink:type="simple" xlink:show="embed" xlink:actuate="onLoad" loext:mime-type="image/gif"/></draw:frame><text:bookmark text:name="a_304888_1026236"/>Un téléphone</text:p>
      <text:p text:style-name="Standard"/>
      <text:p text:style-name="Standard"/>
      <text:p text:style-name="P8"><text:span text:style-name="T9">3) </text:span>Qu'est ce qui permet de créer de l'énergie avec le vent ?</text:p>
      <text:p text:style-name="Standard"><draw:frame draw:style-name="fr1" draw:name="Image7" text:anchor-type="as-char" svg:width="0.423cm" svg:height="0.45cm" draw:z-index="3"><draw:image xlink:href="Pictures/100002000000001000000011B60924C141982A91.gif" xlink:type="simple" xlink:show="embed" xlink:actuate="onLoad" loext:mime-type="image/gif"/></draw:frame><text:bookmark text:name="a_304891_1026243"/>Les éoliennes</text:p>
      <text:p text:style-name="Standard"><draw:frame draw:style-name="fr1" draw:name="Image8" text:anchor-type="as-char" svg:width="0.423cm" svg:height="0.45cm" draw:z-index="4"><draw:image xlink:href="Pictures/100002000000001000000011B60924C141982A91.gif" xlink:type="simple" xlink:show="embed" xlink:actuate="onLoad" loext:mime-type="image/gif"/></draw:frame><text:bookmark text:name="a_304891_1026244"/>Les panneaux solaires</text:p>
      <text:p text:style-name="Standard"><draw:frame draw:style-name="fr1" draw:name="Image9" text:anchor-type="as-char" svg:width="0.423cm" svg:height="0.45cm" draw:z-index="5"><draw:image xlink:href="Pictures/100002000000001000000011B60924C141982A91.gif" xlink:type="simple" xlink:show="embed" xlink:actuate="onLoad" loext:mime-type="image/gif"/></draw:frame><text:bookmark text:name="a_304891_1026245"/>Un barrage d'eau</text:p>
      <text:p text:style-name="Standard"/>
      <text:p text:style-name="Standard"/>
      <text:p text:style-name="P8"><text:span text:style-name="T9">4) </text:span>Quel <text:span text:style-name="T1">est</text:span> le moyen de transport les plus écologique pour aller à l'école?</text:p>
      <text:p text:style-name="Standard"><draw:frame draw:style-name="fr1" draw:name="Image10" text:anchor-type="as-char" svg:width="0.423cm" svg:height="0.45cm" draw:z-index="6"><draw:image xlink:href="Pictures/1000020000000010000000114445300FA2B78980.gif" xlink:type="simple" xlink:show="embed" xlink:actuate="onLoad" loext:mime-type="image/gif"/></draw:frame><text:bookmark text:name="a_317227_1068658"/>En bus</text:p>
      <text:p text:style-name="Standard"><draw:frame draw:style-name="fr1" draw:name="Image11" text:anchor-type="as-char" svg:width="0.423cm" svg:height="0.45cm" draw:z-index="7"><draw:image xlink:href="Pictures/1000020000000010000000114445300FA2B78980.gif" xlink:type="simple" xlink:show="embed" xlink:actuate="onLoad" loext:mime-type="image/gif"/></draw:frame><text:bookmark text:name="a_317227_1068659"/>En vélo</text:p>
      <text:p text:style-name="Standard"><draw:frame draw:style-name="fr1" draw:name="Image12" text:anchor-type="as-char" svg:width="0.423cm" svg:height="0.45cm" draw:z-index="8"><draw:image xlink:href="Pictures/1000020000000010000000114445300FA2B78980.gif" xlink:type="simple" xlink:show="embed" xlink:actuate="onLoad" loext:mime-type="image/gif"/></draw:frame><text:bookmark text:name="a_317227_1068660"/>En voiture</text:p>
      <text:p text:style-name="Standard"/>
      <text:p text:style-name="Standard"/>
      <text:p text:style-name="P11"><text:span text:style-name="T9">5) </text:span>Dans quelle poubelle met<text:span text:style-name="T2">s-tu </text:span>le verre?</text:p>
      <text:p text:style-name="P4"><draw:frame draw:style-name="fr1" draw:name="Image4" text:anchor-type="as-char" svg:width="0.423cm" svg:height="0.45cm" draw:z-index="15"><draw:image xlink:href="Pictures/100002000000001000000011B60924C141982A91.gif" xlink:type="simple" xlink:show="embed" xlink:actuate="onLoad" loext:mime-type="image/gif"/></draw:frame><text:span text:style-name="T10">Poubelle </text:span>Jaune</text:p>
      <text:p text:style-name="P4"><draw:frame draw:style-name="fr1" draw:name="Image5" text:anchor-type="as-char" svg:width="0.423cm" svg:height="0.45cm" draw:z-index="16"><draw:image xlink:href="Pictures/100002000000001000000011B60924C141982A91.gif" xlink:type="simple" xlink:show="embed" xlink:actuate="onLoad" loext:mime-type="image/gif"/></draw:frame><text:bookmark text:name="a_304885_1026226"/><text:span text:style-name="T10">Poubelle </text:span>Verte</text:p>
      <text:p text:style-name="P4"><draw:frame draw:style-name="fr1" draw:name="Image6" text:anchor-type="as-char" svg:width="0.423cm" svg:height="0.45cm" draw:z-index="17"><draw:image xlink:href="Pictures/100002000000001000000011B60924C141982A91.gif" xlink:type="simple" xlink:show="embed" xlink:actuate="onLoad" loext:mime-type="image/gif"/></draw:frame><text:bookmark text:name="a_304885_1026227"/><text:span text:style-name="T10">Poubelle </text:span>Bleu<text:span text:style-name="T10">e</text:span></text:p>
      <text:p text:style-name="P4"/>
      <text:p text:style-name="Standard"/>
      <text:p text:style-name="P10"><text:span text:style-name="T9">6) Quel animal est menacé de disparition</text:span>?</text:p>
      <text:p text:style-name="P2"><draw:frame draw:style-name="fr1" draw:name="Image17" text:anchor-type="as-char" svg:width="0.423cm" svg:height="0.45cm" draw:z-index="12"><draw:image xlink:href="Pictures/1000020000000010000000114445300FA2B78980.gif" xlink:type="simple" xlink:show="embed" xlink:actuate="onLoad" loext:mime-type="image/gif"/></draw:frame><text:bookmark text:name="a_317227_10686581"/><text:span text:style-name="T3">Le panda géant</text:span></text:p>
      <text:p text:style-name="P2"><draw:frame draw:style-name="fr1" draw:name="Image18" text:anchor-type="as-char" svg:width="0.423cm" svg:height="0.45cm" draw:z-index="13"><draw:image xlink:href="Pictures/1000020000000010000000114445300FA2B78980.gif" xlink:type="simple" xlink:show="embed" xlink:actuate="onLoad" loext:mime-type="image/gif"/></draw:frame><text:bookmark text:name="a_317227_10686591"/><text:span text:style-name="T3">Le crabe</text:span></text:p>
      <text:p text:style-name="P2"><draw:frame draw:style-name="fr1" draw:name="Image16" text:anchor-type="as-char" svg:width="0.423cm" svg:height="0.45cm" draw:z-index="14"><draw:image xlink:href="Pictures/1000020000000010000000114445300FA2B78980.gif" xlink:type="simple" xlink:show="embed" xlink:actuate="onLoad" loext:mime-type="image/gif"/></draw:frame><text:bookmark text:name="a_317227_10686601"/><text:span text:style-name="T3">L’autruche</text:span></text:p>
      <text:p text:style-name="P2"/>
      <text:p text:style-name="P2"/>
      <text:p text:style-name="P11"/>
      <text:p text:style-name="P11"><text:soft-page-break/><text:span text:style-name="T9">7) Que n’aime pas manger les baleines</text:span>?</text:p>
      <text:p text:style-name="P4"><draw:frame draw:style-name="fr1" draw:name="Image23" text:anchor-type="as-char" svg:width="0.423cm" svg:height="0.45cm" draw:z-index="19"><draw:image xlink:href="Pictures/1000020000000010000000114445300FA2B78980.gif" xlink:type="simple" xlink:show="embed" xlink:actuate="onLoad" loext:mime-type="image/gif"/></draw:frame><text:bookmark text:name="a_317227_1068658111"/><text:span text:style-name="T6">Krill</text:span></text:p>
      <text:p text:style-name="P4"><draw:frame draw:style-name="fr1" draw:name="Image24" text:anchor-type="as-char" svg:width="0.423cm" svg:height="0.45cm" draw:z-index="20"><draw:image xlink:href="Pictures/1000020000000010000000114445300FA2B78980.gif" xlink:type="simple" xlink:show="embed" xlink:actuate="onLoad" loext:mime-type="image/gif"/></draw:frame><text:bookmark text:name="a_317227_1068659111"/><text:span text:style-name="T6">Hareng</text:span></text:p>
      <text:p text:style-name="P4"><draw:frame draw:style-name="fr1" draw:name="Image22" text:anchor-type="as-char" svg:width="0.423cm" svg:height="0.45cm" draw:z-index="18"><draw:image xlink:href="Pictures/1000020000000010000000114445300FA2B78980.gif" xlink:type="simple" xlink:show="embed" xlink:actuate="onLoad" loext:mime-type="image/gif"/></draw:frame><text:span text:style-name="T6">Plastique</text:span></text:p>
      <text:p text:style-name="Standard"/>
      <text:p text:style-name="Standard"/>
      <text:p text:style-name="P12"><text:span text:style-name="T9">8) Quelle pollution sonore menace les océans</text:span>?</text:p>
      <text:p text:style-name="P5"><draw:frame draw:style-name="fr1" draw:name="Image25" text:anchor-type="as-char" svg:width="0.423cm" svg:height="0.45cm" draw:z-index="21"><draw:image xlink:href="Pictures/1000020000000010000000114445300FA2B78980.gif" xlink:type="simple" xlink:show="embed" xlink:actuate="onLoad" loext:mime-type="image/gif"/></draw:frame><text:bookmark text:name="a_317227_10686581111"/><text:span text:style-name="T7">baigneur</text:span></text:p>
      <text:p text:style-name="P5"><draw:frame draw:style-name="fr1" draw:name="Image26" text:anchor-type="as-char" svg:width="0.423cm" svg:height="0.45cm" draw:z-index="22"><draw:image xlink:href="Pictures/1000020000000010000000114445300FA2B78980.gif" xlink:type="simple" xlink:show="embed" xlink:actuate="onLoad" loext:mime-type="image/gif"/></draw:frame><text:bookmark text:name="a_317227_10686591111"/><text:span text:style-name="T8">dauphin</text:span></text:p>
      <text:p text:style-name="P5"><draw:frame draw:style-name="fr1" draw:name="Image27" text:anchor-type="as-char" svg:width="0.423cm" svg:height="0.45cm" draw:z-index="23"><draw:image xlink:href="Pictures/1000020000000010000000114445300FA2B78980.gif" xlink:type="simple" xlink:show="embed" xlink:actuate="onLoad" loext:mime-type="image/gif"/></draw:frame><text:span text:style-name="T7">bateau</text:span></text:p>
      <text:p text:style-name="P5"/>
      <text:p text:style-name="Standard"/>
      <text:p text:style-name="P13"><text:span text:style-name="T9">9) Quel animal est en danger alors qu’il est indispensable pour la reproduction des plantes </text:span>?</text:p>
      <text:p text:style-name="P6"><draw:frame draw:style-name="fr1" draw:name="Image19" text:anchor-type="as-char" svg:width="0.423cm" svg:height="0.45cm" draw:z-index="24"><draw:image xlink:href="Pictures/1000020000000010000000114445300FA2B78980.gif" xlink:type="simple" xlink:show="embed" xlink:actuate="onLoad" loext:mime-type="image/gif"/></draw:frame><text:bookmark text:name="a_317227_106865811"/><text:span text:style-name="T9">Vache</text:span></text:p>
      <text:p text:style-name="P6"><draw:frame draw:style-name="fr1" draw:name="Image20" text:anchor-type="as-char" svg:width="0.423cm" svg:height="0.45cm" draw:z-index="25"><draw:image xlink:href="Pictures/1000020000000010000000114445300FA2B78980.gif" xlink:type="simple" xlink:show="embed" xlink:actuate="onLoad" loext:mime-type="image/gif"/></draw:frame><text:bookmark text:name="a_317227_106865911"/><text:span text:style-name="T9">Hérisson</text:span></text:p>
      <text:p text:style-name="P6"><draw:frame draw:style-name="fr1" draw:name="Image21" text:anchor-type="as-char" svg:width="0.423cm" svg:height="0.45cm" draw:z-index="26"><draw:image xlink:href="Pictures/1000020000000010000000114445300FA2B78980.gif" xlink:type="simple" xlink:show="embed" xlink:actuate="onLoad" loext:mime-type="image/gif"/></draw:frame><text:span text:style-name="T9">Abeille</text:span></text:p>
      <text:p text:style-name="P6"/>
      <text:p text:style-name="Standard"/>
      <text:p text:style-name="P14"><text:span text:style-name="T10">10) </text:span>Quel <text:span text:style-name="T1">est</text:span> le moyen de transport <text:span text:style-name="T10">qui pollue le moins</text:span>?</text:p>
      <text:p text:style-name="P7"><draw:frame draw:style-name="fr1" draw:name="Image29" text:anchor-type="as-char" svg:width="0.423cm" svg:height="0.45cm" draw:z-index="28"><draw:image xlink:href="Pictures/1000020000000010000000114445300FA2B78980.gif" xlink:type="simple" xlink:show="embed" xlink:actuate="onLoad" loext:mime-type="image/gif"/></draw:frame><text:bookmark text:name="a_317227_10686582"/><text:span text:style-name="T10">Avion</text:span></text:p>
      <text:p text:style-name="P7"><draw:frame draw:style-name="fr1" draw:name="Image30" text:anchor-type="as-char" svg:width="0.423cm" svg:height="0.45cm" draw:z-index="29"><draw:image xlink:href="Pictures/1000020000000010000000114445300FA2B78980.gif" xlink:type="simple" xlink:show="embed" xlink:actuate="onLoad" loext:mime-type="image/gif"/></draw:frame><text:bookmark text:name="a_317227_10686592"/><text:span text:style-name="T10">Camion</text:span></text:p>
      <text:p text:style-name="P7"><draw:frame draw:style-name="fr1" draw:name="Image28" text:anchor-type="as-char" svg:width="0.423cm" svg:height="0.45cm" draw:z-index="27"><draw:image xlink:href="Pictures/1000020000000010000000114445300FA2B78980.gif" xlink:type="simple" xlink:show="embed" xlink:actuate="onLoad" loext:mime-type="image/gif"/></draw:frame><text:bookmark text:name="a_317227_10686602"/><text:span text:style-name="T10">Trotinet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1:11:01.341868544</meta:creation-date>
    <dc:date>2018-10-25T14:32:34.756709516</dc:date>
    <meta:editing-duration>PT7M39S</meta:editing-duration>
    <meta:editing-cycles>2</meta:editing-cycles>
    <meta:generator>LibreOffice/6.0.3.2$Linux_X86_64 LibreOffice_project/00m0$Build-2</meta:generator>
    <meta:document-statistic meta:table-count="0" meta:image-count="30" meta:object-count="0" meta:page-count="2" meta:paragraph-count="41" meta:word-count="153" meta:character-count="838" meta:non-whitespace-character-count="726"/>
  </office:meta>
</office:document-meta>
</file>